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V/VWB Long-term plan</text:h>
      <text:h text:style-name="Heading_20_2" text:outline-level="2">Database support</text:h>
      <text:p text:style-name="Text_20_body">Both in-house databases for experiments and to connect outside databases. Replication for faster access.</text:p>
      <text:list text:style-name="L1">
        <text:list-item>
          <text:p text:style-name="P1">SQL</text:p>
        </text:list-item>
        <text:list-item>
          <text:p text:style-name="P1">Flat-file</text:p>
        </text:list-item>
        <text:list-item>
          <text:p text:style-name="P1">AceDB</text:p>
        </text:list-item>
        <text:list-item>
          <text:p text:style-name="P1">OO-mappers like hibernate</text:p>
        </text:list-item>
        <text:list-item>
          <text:p text:style-name="P1">Intermediate storage – how are queries to be stored?</text:p>
        </text:list-item>
      </text:list>
      <text:h text:style-name="Heading_20_2" text:outline-level="2">Algorithms</text:h>
      <text:list text:style-name="L2">
        <text:list-item>
          <text:p text:style-name="P2">Sequence Alignment</text:p>
        </text:list-item>
        <text:list-item>
          <text:p text:style-name="P2">Sequence searches like BLAST</text:p>
        </text:list-item>
        <text:list-item>
          <text:p text:style-name="P2">Sequence conversion (between DNA, RNA etc)</text:p>
        </text:list-item>
        <text:list-item>
          <text:p text:style-name="P2">Folding of RNA</text:p>
        </text:list-item>
        <text:list-item>
          <text:p text:style-name="P2">Prediction of genes, structure</text:p>
        </text:list-item>
        <text:list-item>
          <text:p text:style-name="P2">Prepare output for heavier computational software, like GROMACS (molecular dynamics simulation)</text:p>
        </text:list-item>
      </text:list>
      <text:h text:style-name="Heading_20_2" text:outline-level="2">Data types</text:h>
      <text:list text:style-name="L3">
        <text:list-item>
          <text:p text:style-name="P3">images + metadata (covered)</text:p>
        </text:list-item>
        <text:list-item>
          <text:p text:style-name="P3">lineages (covered)</text:p>
        </text:list-item>
        <text:list-item>
          <text:p text:style-name="P3">spatio-temporal expression (soon covered)</text:p>
        </text:list-item>
        <text:list-item>
          <text:p text:style-name="P3">phylogenic trees</text:p>
        </text:list-item>
        <text:list-item>
          <text:p text:style-name="P3">gene onthology</text:p>
        </text:list-item>
        <text:list-item>
          <text:p text:style-name="P3">DNA, RNA, protein sequences (kiarash current)</text:p>
        </text:list-item>
        <text:list-item>
          <text:p text:style-name="P3">alignments (kiarash current)</text:p>
        </text:list-item>
        <text:list-item>
          <text:p text:style-name="P3">genome annotation: genes, transcription factors, exons (kiarash current)</text:p>
        </text:list-item>
        <text:list-item>
          <text:p text:style-name="P3">protein structures, crystal, NMR, predicted. classification</text:p>
        </text:list-item>
        <text:list-item>
          <text:p text:style-name="P3">RNA structures</text:p>
        </text:list-item>
        <text:list-item>
          <text:p text:style-name="P3">Molecule data: structure, constants</text:p>
        </text:list-item>
        <text:list-item>
          <text:p text:style-name="P3">cross-genome references: orthologs</text:p>
        </text:list-item>
        <text:list-item>
          <text:p text:style-name="P3">experimental data like Affymetrix chip, rate constants, Y2H, PAGE</text:p>
        </text:list-item>
        <text:list-item>
          <text:p text:style-name="P3">statistics like treatment, results etc</text:p>
        </text:list-item>
        <text:list-item>
          <text:p text:style-name="P3">publications (ie pubmed)</text:p>
        </text:list-item>
        <text:list-item>
          <text:p text:style-name="P3">lab reports, protocols</text:p>
        </text:list-item>
        <text:list-item>
          <text:p text:style-name="P3">strain lists. plasmids etc</text:p>
        </text:list-item>
      </text:list>
      <text:h text:style-name="Heading_20_2" text:outline-level="2">Other</text:h>
      <text:list text:style-name="L4">
        <text:list-item>
          <text:p text:style-name="P4">viewers for all types of data and queries. *-* relationship between viewers and data. a sequence viewer might incorporate DNA, protein sequences and alignments at the same time etc.</text:p>
        </text:list-item>
        <text:list-item>
          <text:p text:style-name="P4">pretty-printers: for output to publications</text:p>
        </text:list-item>
        <text:list-item>
          <text:p text:style-name="P4">queries, extendable language</text:p>
        </text:list-item>
        <text:list-item>
          <text:p text:style-name="P4">integration with other software like matlab, R</text:p>
        </text:list-item>
        <text:list-item>
          <text:p text:style-name="P4">possibility to use the software as a library</text:p>
        </text:list-item>
        <text:list-item>
          <text:p text:style-name="P4">grid computing?</text:p>
        </text:list-item>
      </text:list>
      <text:p text:style-name="Text_20_body">No reason to limit the database to just medicine/bio/chemistry. With a plugin system, other areas can easily be incorpor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2007-09-24T13:37:42</meta:creation-date>
    <dc:date>2007-09-24T14:21:28</dc:date>
    <dc:language>en</dc:language>
    <meta:editing-cycles>9</meta:editing-cycles>
    <meta:editing-duration>PT43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1" meta:word-count="218" meta:character-count="1547"/>
  </office:meta>
</office:document-meta>
</file>